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15cm" fo:min-width="4.9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35cm" fo:min-width="4.5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95cm" fo:min-width="4.3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35cm" fo:min-width="5.3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35cm" fo:min-width="3.1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35cm" fo:min-width="5.1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1.35cm" fo:min-width="3.5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.024cm" fo:min-width="2.89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</style:style>
    <style:style style:name="gr15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style:text-underline-style="solid" style:text-underline-width="auto" style:text-underline-color="font-colo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custom-shape draw:style-name="gr1" draw:text-style-name="P1" xml:id="id16" draw:id="id16" draw:layer="layout" svg:width="5.4cm" svg:height="1.4cm" svg:x="3cm" svg:y="1.8cm">
          <text:p text:style-name="P1">UserCommands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cm" svg:height="1.6cm" svg:x="1.6cm" svg:y="24.4cm">
          <text:p text:style-name="P1">ScienceObject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4.8cm" svg:height="2.2cm" svg:x="18.4cm" svg:y="1.7cm">
          <text:p text:style-name="P1">OpticalTrain</text:p>
          <text:p text:style-name="P1"><text:span text:style-name="T1"/></text:p>
          <text:p text:style-name="P1"><text:span text:style-name="T1">(Telescope + Instrument)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5.8cm" svg:height="1.6cm" svg:x="8.4cm" svg:y="8.4cm">
          <text:p text:style-name="P1">AtmosphericModel</text:p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3.6cm" svg:height="1.6cm" svg:x="10.4cm" svg:y="15.8cm">
          <text:p text:style-name="P1">PsfCube</text:p>
          <draw:enhanced-geometry svg:viewBox="0 0 21600 21600" draw:type="rectangle" draw:enhanced-path="M 0 0 L 21600 0 21600 21600 0 21600 0 0 Z N"/>
        </draw:custom-shape>
        <draw:custom-shape draw:style-name="gr6" draw:text-style-name="P1" xml:id="id6" draw:id="id6" draw:layer="layout" svg:width="5.6cm" svg:height="1.6cm" svg:x="12.4cm" svg:y="23.6cm">
          <text:p text:style-name="P1">ThroughputCurve</text:p>
          <draw:enhanced-geometry svg:viewBox="0 0 21600 21600" draw:type="rectangle" draw:enhanced-path="M 0 0 L 21600 0 21600 21600 0 21600 0 0 Z N"/>
        </draw:custom-shape>
        <draw:custom-shape draw:style-name="gr7" draw:text-style-name="P1" xml:id="id5" draw:id="id5" draw:layer="layout" svg:width="4cm" svg:height="1.6cm" svg:x="23.4cm" svg:y="25.2cm">
          <text:p text:style-name="P1">Detector</text:p>
          <draw:enhanced-geometry svg:viewBox="0 0 21600 21600" draw:type="rectangle" draw:enhanced-path="M 0 0 L 21600 0 21600 21600 0 21600 0 0 Z N"/>
        </draw:custom-shape>
        <draw:custom-shape draw:style-name="gr8" draw:text-style-name="P1" xml:id="id2" draw:id="id2" draw:layer="layout" svg:width="4.8cm" svg:height="1.8cm" svg:x="2cm" svg:y="39.2cm">
          <text:p text:style-name="P1">OutputIm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xml:id="id10" draw:id="id10" draw:layer="layout" svg:width="5.8cm" svg:height="1.2cm" svg:x="1.2cm" svg:y="26.8cm">
          <draw:text-box>
            <text:p text:style-name="P2"><text:span text:style-name="T2">add_atmosphere()</text:span></text:p>
          </draw:text-box>
        </draw:frame>
        <draw:frame draw:style-name="gr10" draw:text-style-name="P2" xml:id="id9" draw:id="id9" draw:layer="layout" svg:width="3.8cm" svg:height="0.962cm" svg:x="1.2cm" svg:y="28.4cm">
          <draw:text-box>
            <text:p text:style-name="P2"><text:span text:style-name="T2">apply_psf()</text:span></text:p>
          </draw:text-box>
        </draw:frame>
        <draw:frame draw:style-name="gr11" draw:text-style-name="P2" xml:id="id11" draw:id="id11" draw:layer="layout" svg:width="6.2cm" svg:height="1.1cm" svg:x="1.2cm" svg:y="30.1cm">
          <draw:text-box>
            <text:p text:style-name="P2"><text:span text:style-name="T2">apply_throughput()</text:span></text:p>
          </draw:text-box>
        </draw:frame>
        <draw:frame draw:style-name="gr11" draw:text-style-name="P2" draw:layer="layout" svg:width="5cm" svg:height="1.1cm" svg:x="1.2cm" svg:y="31.8cm">
          <draw:text-box>
            <text:p text:style-name="P2"><text:span text:style-name="T2">collapse_cube()</text:span></text:p>
          </draw:text-box>
        </draw:frame>
        <draw:frame draw:style-name="gr11" draw:text-style-name="P2" xml:id="id12" draw:id="id12" draw:layer="layout" svg:width="6.8cm" svg:height="1.1cm" svg:x="1.2cm" svg:y="33.5cm">
          <draw:text-box>
            <text:p text:style-name="P2"><text:span text:style-name="T2">apply_plane_effects()</text:span></text:p>
          </draw:text-box>
        </draw:frame>
        <draw:frame draw:style-name="gr11" draw:text-style-name="P2" xml:id="id13" draw:id="id13" draw:layer="layout" svg:width="7.4cm" svg:height="1.1cm" svg:x="1.2cm" svg:y="35.2cm">
          <draw:text-box>
            <text:p text:style-name="P2"><text:span text:style-name="T2">make_detector_image()</text:span></text:p>
          </draw:text-box>
        </draw:frame>
        <draw:frame draw:style-name="gr11" draw:text-style-name="P2" xml:id="id15" draw:id="id15" draw:layer="layout" svg:width="7.4cm" svg:height="1.1cm" svg:x="1.2cm" svg:y="37.1cm">
          <draw:text-box>
            <text:p text:style-name="P2"><text:span text:style-name="T2">add_background_light()</text:span></text:p>
          </draw:text-box>
        </draw:frame>
        <draw:custom-shape draw:style-name="gr7" draw:text-style-name="P1" xml:id="id7" draw:id="id7" draw:layer="layout" svg:width="4cm" svg:height="1.6cm" svg:x="19.4cm" svg:y="16.6cm">
          <text:p text:style-name="P1">PlaneEffect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line-skew="-6cm -0.299cm" svg:x1="4.1cm" svg:y1="26cm" svg:x2="2cm" svg:y2="40.1cm" draw:start-shape="id1" draw:start-glue-point="2" draw:end-shape="id2" draw:end-glue-point="6" svg:d="M4100 26000v600h-2900v13500h800" svg:viewBox="0 0 2901 14101">
          <text:p/>
        </draw:connector>
        <draw:connector draw:style-name="gr12" draw:text-style-name="P1" draw:layer="layout" draw:type="curve" draw:line-skew="2.4cm" svg:x1="20.8cm" svg:y1="3.9cm" svg:x2="12.2cm" svg:y2="15.8cm" draw:start-shape="id3" draw:start-glue-point="2" draw:end-shape="id4" draw:end-glue-point="0" svg:d="M20800 3900c0 12525-8600 6575-8600 11900" svg:viewBox="0 0 8601 11901">
          <text:p/>
        </draw:connector>
        <draw:connector draw:style-name="gr12" draw:text-style-name="P1" draw:layer="layout" draw:type="curve" draw:line-skew="-4.5cm" svg:x1="20.8cm" svg:y1="3.9cm" svg:x2="25.4cm" svg:y2="25.2cm" draw:start-shape="id3" draw:start-glue-point="2" draw:end-shape="id5" draw:end-glue-point="0" svg:d="M20800 3900c0 9225 4600-1425 4600 21300" svg:viewBox="0 0 4601 21301">
          <text:p/>
        </draw:connector>
        <draw:connector draw:style-name="gr12" draw:text-style-name="P1" draw:layer="layout" draw:type="curve" draw:line-skew="1.1cm" svg:x1="20.8cm" svg:y1="3.9cm" svg:x2="15.2cm" svg:y2="23.6cm" draw:start-shape="id3" draw:start-glue-point="2" draw:end-shape="id6" svg:d="M20800 3900c0 16425-5600 6575-5600 19700" svg:viewBox="0 0 5601 19701">
          <text:p/>
        </draw:connector>
        <draw:connector draw:style-name="gr12" draw:text-style-name="P1" draw:layer="layout" draw:type="curve" draw:line-skew="1.1cm" svg:x1="20.8cm" svg:y1="3.9cm" svg:x2="21.4cm" svg:y2="16.6cm" draw:start-shape="id3" draw:start-glue-point="2" draw:end-shape="id7" draw:end-glue-point="0" svg:d="M20800 3900c0 11175 600 4825 600 12700" svg:viewBox="0 0 601 12701">
          <text:p/>
        </draw:connector>
        <draw:connector draw:style-name="gr12" draw:text-style-name="P1" draw:layer="layout" draw:type="curve" svg:x1="14.2cm" svg:y1="9.2cm" svg:x2="18.4cm" svg:y2="2.8cm" draw:start-shape="id8" draw:start-glue-point="1" draw:end-shape="id3" draw:end-glue-point="3" svg:d="M14200 9200c3150 0 1050-6400 4200-6400" svg:viewBox="0 0 4201 6401">
          <text:p/>
        </draw:connector>
        <draw:connector draw:style-name="gr12" draw:text-style-name="P1" draw:layer="layout" draw:type="curve" draw:line-skew="1.1cm" svg:x1="10.4cm" svg:y1="16.6cm" svg:x2="5cm" svg:y2="28.881cm" draw:start-shape="id4" draw:start-glue-point="3" draw:end-shape="id9" draw:end-glue-point="1" svg:d="M10400 16600c-2400 0 300 12281-5400 12281" svg:viewBox="0 0 5401 12282">
          <text:p/>
        </draw:connector>
        <draw:connector draw:style-name="gr12" draw:text-style-name="P1" draw:layer="layout" draw:type="curve" svg:x1="8.4cm" svg:y1="9.2cm" svg:x2="7cm" svg:y2="27.4cm" draw:start-shape="id8" draw:start-glue-point="3" draw:end-shape="id10" draw:end-glue-point="1" svg:d="M8400 9200c-1050 0-350 18200-1400 18200" svg:viewBox="0 0 1401 18201">
          <text:p/>
        </draw:connector>
        <draw:connector draw:style-name="gr12" draw:text-style-name="P1" draw:layer="layout" draw:type="curve" draw:line-skew="0.888cm" svg:x1="12.4cm" svg:y1="24.4cm" svg:x2="7.4cm" svg:y2="30.65cm" draw:start-shape="id6" draw:start-glue-point="3" draw:end-shape="id11" draw:end-glue-point="1" svg:d="M12400 24400c-2418 0 82 6250-5000 6250" svg:viewBox="0 0 5001 6251">
          <text:p/>
        </draw:connector>
        <draw:connector draw:style-name="gr12" draw:text-style-name="P1" draw:layer="layout" draw:type="curve" draw:line-skew="4.9cm" svg:x1="19.4cm" svg:y1="17.4cm" svg:x2="8cm" svg:y2="34.05cm" draw:start-shape="id7" draw:start-glue-point="3" draw:end-shape="id12" draw:end-glue-point="1" svg:d="M19400 17400c-1200 0 4500 16650-11400 16650" svg:viewBox="0 0 11459 16651">
          <text:p/>
        </draw:connector>
        <draw:connector draw:style-name="gr12" draw:text-style-name="P1" draw:layer="layout" draw:type="curve" draw:line-skew="3.4cm" svg:x1="23.4cm" svg:y1="26cm" svg:x2="8.6cm" svg:y2="35.75cm" draw:start-shape="id5" draw:start-glue-point="3" draw:end-shape="id13" draw:end-glue-point="1" svg:d="M23400 26000c-6000 0 1400 9750-14800 9750" svg:viewBox="0 0 14801 9751">
          <text:p/>
        </draw:connector>
        <draw:connector draw:style-name="gr13" draw:text-style-name="P1" draw:layer="layout" draw:type="curve" draw:line-skew="4.126cm" svg:x1="23.2cm" svg:y1="2.8cm" svg:x2="22.706cm" svg:y2="40.698cm" draw:start-shape="id3" draw:start-glue-point="1" draw:end-shape="id14" draw:end-glue-point="2" svg:d="M23200 2800c6940 0 7187 37898-494 37898" svg:viewBox="0 0 5731 37899">
          <text:p/>
        </draw:connector>
        <draw:connector draw:style-name="gr12" draw:text-style-name="P1" xml:id="id14" draw:id="id14" draw:layer="layout" draw:type="curve" svg:x1="22.706cm" svg:y1="40.698cm" svg:x2="8.6cm" svg:y2="37.65cm" draw:end-shape="id15" draw:end-glue-point="1" svg:d="M22706 40698c-10204 0-3152-3048-14106-3048" svg:viewBox="0 0 14107 3049">
          <text:p/>
        </draw:connector>
        <draw:connector draw:style-name="gr12" draw:text-style-name="P1" draw:layer="layout" draw:type="curve" svg:x1="3cm" svg:y1="2.5cm" svg:x2="4.1cm" svg:y2="24.4cm" draw:start-shape="id16" draw:start-glue-point="3" draw:end-shape="id1" draw:end-glue-point="0" svg:d="M3000 2500c-751 0-627 5650-164 7150s1264-1150 1264 14750" svg:viewBox="0 0 1638 21901">
          <text:p/>
        </draw:connector>
        <draw:connector draw:style-name="gr12" draw:text-style-name="P1" draw:layer="layout" draw:type="curve" svg:x1="5.7cm" svg:y1="3.2cm" svg:x2="11.3cm" svg:y2="8.4cm" draw:start-shape="id16" draw:start-glue-point="2" draw:end-shape="id8" draw:end-glue-point="0" svg:d="M5700 3200c0 3900 5600 1300 5600 5200" svg:viewBox="0 0 5601 5201">
          <text:p/>
        </draw:connector>
        <draw:frame draw:style-name="gr9" draw:text-style-name="P2" draw:layer="layout" svg:width="4.4cm" svg:height="1.2cm" svg:x="12.2cm" svg:y="25.9cm">
          <draw:text-box>
            <text:p text:style-name="P2">read_curve()</text:p>
          </draw:text-box>
        </draw:frame>
        <draw:frame draw:style-name="gr14" draw:text-style-name="P2" draw:layer="layout" svg:width="5.2cm" svg:height="1.3cm" svg:x="12cm" svg:y="26.9cm">
          <draw:text-box>
            <text:p text:style-name="P2">collapse_curve()</text:p>
          </draw:text-box>
        </draw:frame>
        <draw:frame draw:style-name="gr9" draw:text-style-name="P2" draw:layer="layout" svg:width="6.4cm" svg:height="1.2cm" svg:x="9.6cm" svg:y="18cm">
          <draw:text-box>
            <text:p text:style-name="P2">generate_cubes()</text:p>
          </draw:text-box>
        </draw:frame>
        <draw:frame draw:style-name="gr9" draw:text-style-name="P2" draw:layer="layout" svg:width="5.6cm" svg:height="1.2cm" svg:x="9.6cm" svg:y="19cm">
          <draw:text-box>
            <text:p text:style-name="P2">collapse_cubes()</text:p>
          </draw:text-box>
        </draw:frame>
        <draw:frame draw:style-name="gr9" draw:text-style-name="P2" draw:layer="layout" svg:width="5.6cm" svg:height="2.384cm" svg:x="8.3cm" svg:y="10.3cm">
          <draw:text-box>
            <text:p text:style-name="P2">make_atmo()</text:p>
            <text:p text:style-name="P2"><text:span text:style-name="T3"><text:s text:c="9"/></text:span><text:span text:style-name="T3">or</text:span></text:p>
            <text:p text:style-name="P2">read_atmo()</text:p>
          </draw:text-box>
        </draw:fram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5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.900001525878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761cm" fo:text-indent="0cm"/>
      <style:text-properties fo:font-size="53.2999992370606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571cm" fo:text-indent="0cm"/>
      <style:text-properties fo:font-size="45.7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38cm" fo:text-indent="0cm"/>
      <style:text-properties fo:font-size="38.099998474121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9cm" fo:text-indent="0cm"/>
      <style:text-properties fo:font-size="38.099998474121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9cm" fo:text-indent="0cm"/>
      <style:text-properties fo:font-size="38.099998474121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9cm" fo:text-indent="0cm"/>
      <style:text-properties fo:font-size="38.099998474121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9cm" fo:text-indent="0cm"/>
      <style:text-properties fo:font-size="38.099998474121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9cm" fo:text-indent="0cm"/>
      <style:text-properties fo:font-size="38.099998474121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3.800003051757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5.356cm" svg:height="7.575cm" svg:x="2.821cm" svg:y="2.485cm"/>
      <draw:page-thumbnail draw:layer="backgroundobjects" svg:width="5.356cm" svg:height="7.575cm" svg:x="2.821cm" svg:y="11.061cm"/>
      <draw:page-thumbnail draw:layer="backgroundobjects" svg:width="5.356cm" svg:height="7.575cm" svg:x="2.821cm" svg:y="19.637cm"/>
      <draw:page-thumbnail draw:layer="backgroundobjects" svg:width="5.356cm" svg:height="7.575cm" svg:x="12.821cm" svg:y="2.485cm"/>
      <draw:page-thumbnail draw:layer="backgroundobjects" svg:width="5.356cm" svg:height="7.575cm" svg:x="12.821cm" svg:y="11.061cm"/>
      <draw:page-thumbnail draw:layer="backgroundobjects" svg:width="5.356cm" svg:height="7.575cm" svg:x="12.821cm" svg:y="19.637cm"/>
    </style:handout-master>
    <style:master-page style:name="Standard" style:page-layout-name="PM1" draw:style-name="Mdp1">
      <draw:frame presentation:style-name="Standard-title" draw:layer="backgroundobjects" svg:width="24.929cm" svg:height="6.678cm" svg:x="2.385cm" svg:y="2.594cm" presentation:class="title" presentation:placeholder="true">
        <draw:text-box/>
      </draw:frame>
      <draw:frame presentation:style-name="Standard-outline1" draw:layer="backgroundobjects" svg:width="24.929cm" svg:height="23.198cm" svg:x="2.385cm" svg:y="10.36cm" presentation:class="outline" presentation:placeholder="true">
        <draw:text-box/>
      </draw:frame>
      <draw:frame presentation:style-name="Mpr1" draw:text-style-name="MP1" draw:layer="backgroundobjects" svg:width="6.453cm" svg:height="2.758cm" svg:x="2.385cm" svg:y="37.44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78cm" svg:height="2.758cm" svg:x="10.473cm" svg:y="37.44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453cm" svg:height="2.758cm" svg:x="20.86cm" svg:y="37.44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1T19:20:31.176000000</meta:creation-date>
    <dc:date>2015-11-23T16:04:46.123000000</dc:date>
    <meta:editing-duration>PT20H2M44S</meta:editing-duration>
    <meta:editing-cycles>2</meta:editing-cycles>
    <meta:generator>LibreOffice/4.3.3.2$Windows_x86 LibreOffice_project/9bb7eadab57b6755b1265afa86e04bf45fbfc644</meta:generator>
    <meta:document-statistic meta:object-count="59"/>
  </office:meta>
</office:document-meta>
</file>